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5.349cm" fo:margin-left="0.436cm" fo:margin-top="0cm" fo:margin-bottom="0cm" table:align="left" style:writing-mode="lr-tb"/>
    </style:style>
    <style:style style:name="Tableau1.A" style:family="table-column">
      <style:table-column-properties style:column-width="4.858cm"/>
    </style:style>
    <style:style style:name="Tableau1.B" style:family="table-column">
      <style:table-column-properties style:column-width="10.4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2" style:family="table">
      <style:table-properties style:width="15.349cm" fo:margin-left="0.436cm" fo:margin-top="0cm" fo:margin-bottom="0cm" table:align="left" style:writing-mode="lr-tb"/>
    </style:style>
    <style:style style:name="Tableau2.A" style:family="table-column">
      <style:table-column-properties style:column-width="4.858cm"/>
    </style:style>
    <style:style style:name="Tableau2.B" style:family="table-column">
      <style:table-column-properties style:column-width="10.4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5.349cm" fo:margin-left="0.436cm" fo:margin-top="0cm" fo:margin-bottom="0cm" table:align="left" style:writing-mode="lr-tb"/>
    </style:style>
    <style:style style:name="Tableau3.A" style:family="table-column">
      <style:table-column-properties style:column-width="4.858cm"/>
    </style:style>
    <style:style style:name="Tableau3.B" style:family="table-column">
      <style:table-column-properties style:column-width="10.49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5.349cm" fo:margin-left="0.436cm" fo:margin-top="0cm" fo:margin-bottom="0cm" table:align="left" style:writing-mode="lr-tb"/>
    </style:style>
    <style:style style:name="Tableau4.A" style:family="table-column">
      <style:table-column-properties style:column-width="4.858cm"/>
    </style:style>
    <style:style style:name="Tableau4.B" style:family="table-column">
      <style:table-column-properties style:column-width="10.49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5.349cm" fo:margin-left="0.436cm" fo:margin-top="0cm" fo:margin-bottom="0cm" table:align="left" style:writing-mode="lr-tb"/>
    </style:style>
    <style:style style:name="Tableau5.A" style:family="table-column">
      <style:table-column-properties style:column-width="4.858cm"/>
    </style:style>
    <style:style style:name="Tableau5.B" style:family="table-column">
      <style:table-column-properties style:column-width="10.49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5.349cm" fo:margin-left="0.436cm" fo:margin-top="0cm" fo:margin-bottom="0cm" table:align="left" style:writing-mode="lr-tb"/>
    </style:style>
    <style:style style:name="Tableau6.A" style:family="table-column">
      <style:table-column-properties style:column-width="4.858cm"/>
    </style:style>
    <style:style style:name="Tableau6.B" style:family="table-column">
      <style:table-column-properties style:column-width="10.49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602cm" fo:margin-left="-0.199cm" fo:margin-top="0cm" fo:margin-bottom="0cm" table:align="left" style:writing-mode="lr-tb"/>
    </style:style>
    <style:style style:name="Tableau7.A" style:family="table-column">
      <style:table-column-properties style:column-width="2.99cm"/>
    </style:style>
    <style:style style:name="Tableau7.B" style:family="table-column">
      <style:table-column-properties style:column-width="1.52cm"/>
    </style:style>
    <style:style style:name="Tableau7.C" style:family="table-column">
      <style:table-column-properties style:column-width="4.27cm"/>
    </style:style>
    <style:style style:name="Tableau7.D" style:family="table-column">
      <style:table-column-properties style:column-width="9.82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7.2" style:family="table-row">
      <style:table-row-properties style:min-row-height="1.487cm" fo:keep-together="auto"/>
    </style:style>
    <style:style style:name="Tableau7.A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8" style:family="table">
      <style:table-properties style:width="18.443cm" fo:margin-left="-0.199cm" fo:margin-top="0cm" fo:margin-bottom="0cm" table:align="left" style:writing-mode="lr-tb"/>
    </style:style>
    <style:style style:name="Tableau8.A" style:family="table-column">
      <style:table-column-properties style:column-width="2.99cm"/>
    </style:style>
    <style:style style:name="Tableau8.B" style:family="table-column">
      <style:table-column-properties style:column-width="1.503cm"/>
    </style:style>
    <style:style style:name="Tableau8.C" style:family="table-column">
      <style:table-column-properties style:column-width="4.251cm"/>
    </style:style>
    <style:style style:name="Tableau8.D" style:family="table-column">
      <style:table-column-properties style:column-width="9.7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8.2" style:family="table-row">
      <style:table-row-properties style:min-row-height="1.487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4472c4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2pt" style:font-size-asian="12pt" style:font-size-complex="12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fo:color="#000000" fo:font-size="12pt" style:font-size-asian="12pt" style:font-size-complex="12pt"/>
    </style:style>
    <style:style style:name="P8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fo:color="#000000"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4f96c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fo:font-size="12pt" officeooo:rsid="00131fb0" officeooo:paragraph-rsid="00131fb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 style:font-name-complex="Calibri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language="en" fo:country="US" style:font-name-complex="Calibri2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language="en" fo:country="US" officeooo:rsid="0014f96c" officeooo:paragraph-rsid="0014f96c" style:font-name-complex="Calibri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-complex="Calibri2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14fccf" style:font-name-complex="Calibri2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14f96c" officeooo:paragraph-rsid="0014fccf" style:font-name-complex="Calibri2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14fccf" officeooo:paragraph-rsid="0014fccf" style:font-name-complex="Calibri2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name-complex="Calibri2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4472c4" fo:language="en" fo:country="US" style:font-name-complex="Calibri2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4472c4" fo:language="en" fo:country="US" fo:font-weight="bold" style:font-weight-asian="bold" style:font-name-complex="Calibri2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rsid="0014f96c" officeooo:paragraph-rsid="0014f96c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rsid="0014fccf" officeooo:paragraph-rsid="0014fccf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 style:master-page-name="First_20_Page">
      <style:paragraph-properties fo:text-align="center" style:justify-single-word="false" style:page-number="auto"/>
    </style:style>
    <style:style style:name="P28" style:family="paragraph" style:parent-style-name="List_20_Paragraph" style:list-style-name="WWNum1"/>
    <style:style style:name="P29" style:family="paragraph" style:parent-style-name="List_20_Paragraph">
      <style:text-properties fo:font-weight="bold" style:font-weight-asian="bold"/>
    </style:style>
    <style:style style:name="P30" style:family="paragraph" style:parent-style-name="List_20_Paragraph">
      <style:text-properties officeooo:paragraph-rsid="0014f96c"/>
    </style:style>
    <style:style style:name="P31" style:family="paragraph" style:parent-style-name="List_20_Paragraph">
      <style:paragraph-properties fo:margin-top="0cm" fo:margin-bottom="0cm" loext:contextual-spacing="true" fo:line-height="100%"/>
      <style:text-properties fo:color="#000000" fo:font-size="12pt" style:font-size-asian="12pt" style:font-size-complex="12pt"/>
    </style:style>
    <style:style style:name="P32" style:family="paragraph" style:parent-style-name="List_20_Paragraph">
      <style:paragraph-properties fo:margin-top="0cm" fo:margin-bottom="0cm" loext:contextual-spacing="true" fo:line-height="100%"/>
    </style:style>
    <style:style style:name="P33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34" style:family="paragraph" style:parent-style-name="List_20_Paragraph" style:list-style-name="WWNum7">
      <style:paragraph-properties fo:margin-top="0cm" fo:margin-bottom="0cm" loext:contextual-spacing="true" fo:line-height="100%"/>
    </style:style>
    <style:style style:name="P35" style:family="paragraph" style:parent-style-name="List_20_Paragraph">
      <style:paragraph-properties fo:margin-top="0cm" fo:margin-bottom="0cm" loext:contextual-spacing="true" fo:line-height="100%"/>
      <style:text-properties fo:language="en" fo:country="US" style:font-name-complex="Calibri2"/>
    </style:style>
    <style:style style:name="P36" style:family="paragraph" style:parent-style-name="List_20_Paragraph" style:list-style-name="WWNum2">
      <style:paragraph-properties fo:margin-top="0cm" fo:margin-bottom="0cm" loext:contextual-spacing="true" fo:line-height="100%"/>
      <style:text-properties officeooo:rsid="00131fb0" officeooo:paragraph-rsid="00131fb0"/>
    </style:style>
    <style:style style:name="P37" style:family="paragraph" style:parent-style-name="List_20_Paragraph" style:list-style-name="WWNum6">
      <style:paragraph-properties fo:margin-top="0cm" fo:margin-bottom="0cm" loext:contextual-spacing="true" fo:line-height="100%"/>
      <style:text-properties officeooo:rsid="0014f96c" officeooo:paragraph-rsid="0014f96c"/>
    </style:style>
    <style:style style:name="P38" style:family="paragraph" style:parent-style-name="List_20_Paragraph" style:list-style-name="WWNum1">
      <style:paragraph-properties fo:margin-left="0.635cm" fo:margin-right="0cm" fo:text-indent="-0.635cm" style:auto-text-indent="false"/>
    </style:style>
    <style:style style:name="P39" style:family="paragraph" style:parent-style-name="List_20_Paragraph">
      <style:paragraph-properties fo:margin-left="0.635cm" fo:margin-right="0cm" fo:text-indent="0cm" style:auto-text-indent="false"/>
      <style:text-properties fo:color="#000000" fo:font-size="12pt" style:font-size-asian="12pt" style:font-size-complex="12pt"/>
    </style:style>
    <style:style style:name="P40" style:family="paragraph" style:parent-style-name="List_20_Paragraph">
      <style:paragraph-properties fo:margin-top="0cm" fo:margin-bottom="0cm" loext:contextual-spacing="false"/>
    </style:style>
    <style:style style:name="P41" style:family="paragraph" style:parent-style-name="List_20_Paragraph">
      <style:paragraph-properties fo:margin-top="0cm" fo:margin-bottom="0cm" loext:contextual-spacing="false"/>
      <style:text-properties officeooo:paragraph-rsid="0014f96c"/>
    </style:style>
    <style:style style:name="P42" style:family="paragraph" style:parent-style-name="List_20_Paragraph" style:list-style-name="WWNum1">
      <style:paragraph-properties fo:break-before="page"/>
    </style:style>
    <style:style style:name="P43" style:family="paragraph" style:parent-style-name="List_20_Paragraph" style:list-style-name="WWNum6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color="#4472c4" fo:font-size="14pt" fo:font-weight="bold" style:font-size-asian="14pt" style:font-weight-asian="bold" style:font-size-complex="14pt"/>
    </style:style>
    <style:style style:name="T3" style:family="text">
      <style:text-properties fo:color="#4472c4" fo:font-weight="bold" style:font-weight-asian="bold" style:font-name-complex="Calibri2"/>
    </style:style>
    <style:style style:name="T4" style:family="text">
      <style:text-properties fo:color="#4472c4" fo:language="en" fo:country="US" style:font-name-complex="Calibri2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weight="bold" style:font-size-asian="12pt" style:font-weight-asian="bold" style:font-size-complex="12pt"/>
    </style:style>
    <style:style style:name="T8" style:family="text">
      <style:text-properties fo:color="#000000" fo:font-size="12pt" fo:font-style="italic" style:font-size-asian="12pt" style:font-style-asian="italic" style:font-size-complex="12pt"/>
    </style:style>
    <style:style style:name="T9" style:family="text">
      <style:text-properties fo:color="#000000" style:font-name="MS Gothic" fo:font-size="12pt" style:font-name-asian="MS Gothic1" style:font-size-asian="12pt" style:font-size-complex="12pt"/>
    </style:style>
    <style:style style:name="T10" style:family="text">
      <style:text-properties fo:color="#000000" style:font-name="MS Gothic" fo:font-size="12pt" style:font-name-asian="MS Gothic1" style:font-size-asian="12pt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alibri2"/>
    </style:style>
    <style:style style:name="T13" style:family="text">
      <style:text-properties style:font-name-complex="Calibri2"/>
    </style:style>
    <style:style style:name="T14" style:family="text">
      <style:text-properties officeooo:rsid="0014f96c" style:font-name-complex="Calibri2"/>
    </style:style>
    <style:style style:name="T15" style:family="text">
      <style:text-properties officeooo:rsid="0014fccf" style:font-name-complex="Calibri2"/>
    </style:style>
    <style:style style:name="T16" style:family="text">
      <style:text-properties fo:language="en" fo:country="US" style:font-name-complex="Calibri2"/>
    </style:style>
    <style:style style:name="T17" style:family="text">
      <style:text-properties fo:language="en" fo:country="US" officeooo:rsid="0014fccf" style:font-name-complex="Calibri2"/>
    </style:style>
    <style:style style:name="T18" style:family="text">
      <style:text-properties fo:language="en" fo:country="US" fo:font-weight="bold" style:font-weight-asian="bold" style:font-name-complex="Calibri2"/>
    </style:style>
    <style:style style:name="T19" style:family="text">
      <style:text-properties fo:color="#ff9900" style:font-name-asian="Times New Roman"/>
    </style:style>
    <style:style style:name="T20" style:family="text">
      <style:text-properties style:font-name-asian="Times New Roman"/>
    </style:style>
    <style:style style:name="T21" style:family="text">
      <style:text-properties officeooo:rsid="0014fccf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Hackathon n° 3</text:span></text:p>
      <text:p text:style-name="P1"><text:span text:style-name="T1">Questionnaire sur un cas d’école parmi les applications de votre entité</text:span></text:p>
      <text:p text:style-name="P2"/>
      <text:p text:style-name="Standard"><text:span text:style-name="T2">Partie I - Spécifications fonctionnelles (matinée)</text:span></text:p>
      <text:p text:style-name="P3"/>
      <text:list xml:id="list8173902619001096256" text:style-name="WWNum1">
        <text:list-item>
          <text:p text:style-name="P28"><text:span text:style-name="T5">Pour chacun des acteurs suivants, dire quels sont ses buts dans l’utilisation </text:span><text:span text:style-name="T7">actuelle</text:span><text:span text:style-name="T5"> des outils de réduction de modèles </text:span><text:span text:style-name="T7">de votre entité</text:span></text:p>
        </text:list-item>
      </text:list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text:span text:style-name="T7">Utilisateur boîte noire</text:span></text:p>
          </table:table-cell>
          <table:table-cell table:style-name="Tableau1.A1" office:value-type="string">
            <text:p text:style-name="P9"><text:span text:style-name="T5">Buts (en 1 phrase)</text:span></text:p>
          </table:table-cell>
        </table:table-row>
        <table:table-row table:style-name="Tableau1.1">
          <table:table-cell table:style-name="Tableau1.A1" office:value-type="string">
            <text:p text:style-name="P9"><text:span text:style-name="T5">Utilisateur du modèle réduit en boite noire, sans le connaître</text:span></text:p>
          </table:table-cell>
          <table:table-cell table:style-name="Tableau1.A1" office:value-type="string">
            <text:p text:style-name="P31"/>
            <text:list xml:id="list5799559789226965205" text:style-name="WWNum2">
              <text:list-item>
                <text:p text:style-name="P36">Générer un champ complet</text:p>
              </text:list-item>
            </text:list>
            <text:p text:style-name="P31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<text:span text:style-name="T7">Utilisateur connaissant le modèle complet et/ou la physique</text:span></text:p>
          </table:table-cell>
          <table:table-cell table:style-name="Tableau2.A1" office:value-type="string">
            <text:p text:style-name="P9"><text:span text:style-name="T5">Buts (en 1 phrase)</text:span></text:p>
          </table:table-cell>
        </table:table-row>
        <table:table-row table:style-name="Tableau2.1">
          <table:table-cell table:style-name="Tableau2.A1" office:value-type="string">
            <text:p text:style-name="P9"><text:span text:style-name="T5">Utilisateurs connaissant le modèle complet et/ou la physique représentée</text:span></text:p>
          </table:table-cell>
          <table:table-cell table:style-name="Tableau2.A1" office:value-type="string">
            <text:p text:style-name="P31"/>
            <text:p text:style-name="P11"/>
            <text:list xml:id="list182427159520328" text:continue-numbering="true" text:style-name="WWNum2">
              <text:list-item>
                <text:p text:style-name="P36"><text:span text:style-name="T5">Calcul de l’erreur entre la solution FOM et l’approximation par POD </text:span></text:p>
              </text:list-item>
              <text:list-item>
                <text:p text:style-name="P36"><text:span text:style-name="T5">Accélérer la convergence pour un modèle turbulent de Navier-Stokes</text:span></text:p>
              </text:list-item>
            </text:list>
            <text:p text:style-name="P8"/>
            <text:p text:style-name="P11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9"><text:span text:style-name="T7">Utilisateurs sachant établir un modèle réduit</text:span></text:p>
          </table:table-cell>
          <table:table-cell table:style-name="Tableau3.A1" office:value-type="string">
            <text:p text:style-name="P9"><text:span text:style-name="T5">Buts (en 1 phrase)</text:span></text:p>
          </table:table-cell>
        </table:table-row>
        <table:table-row table:style-name="Tableau3.1">
          <table:table-cell table:style-name="Tableau3.A1" office:value-type="string">
            <text:p text:style-name="P9"><text:span text:style-name="T5">Utilisateurs sachant élaborer le modèle réduit à partir du modèle complet</text:span></text:p>
          </table:table-cell>
          <table:table-cell table:style-name="Tableau3.A1" office:value-type="string">
            <text:p text:style-name="P31"/>
            <text:list xml:id="list182427179713306" text:continue-numbering="true" text:style-name="WWNum2">
              <text:list-item>
                <text:p text:style-name="P36"><text:span text:style-name="T5">Évaluer le modèle réduit</text:span></text:p>
              </text:list-item>
            </text:list>
            <text:p text:style-name="P31"/>
            <text:list xml:id="list182427668025406" text:continue-numbering="true" text:style-name="WWNum2">
              <text:list-item>
                <text:p text:style-name="P33"><text:span text:style-name="T5">Appliquer la réduction de modèle à de nouveaux cas métier</text:span></text:p>
              </text:list-item>
            </text:list>
            <text:p text:style-name="P31"/>
            <text:p text:style-name="P11"/>
          </table:table-cell>
        </table:table-row>
      </table:table>
      <text:p text:style-name="P7"/>
      <text:list xml:id="list182426967324014" text:continue-list="list8173902619001096256" text:style-name="WWNum1">
        <text:list-item>
          <text:p text:style-name="P28"><text:span text:style-name="T5">Pour chacun des acteurs suivants, dire quels sont ses buts (non listés précédemment) dans l’utilisation </text:span><text:span text:style-name="T7">future</text:span><text:span text:style-name="T5"> des outils de la bibliothèque Mordicus </text:span><text:span text:style-name="T7">par votre entité</text:span></text:p>
        </text:list-item>
      </text:list>
      <text:p text:style-name="P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text:span text:style-name="T7">Utilisateur boîte noire</text:span></text:p>
          </table:table-cell>
          <table:table-cell table:style-name="Tableau4.A1" office:value-type="string">
            <text:p text:style-name="P9"><text:span text:style-name="T5">Buts (en 1 phrase)</text:span></text:p>
          </table:table-cell>
        </table:table-row>
        <text:soft-page-break/>
        <table:table-row table:style-name="Tableau4.1">
          <table:table-cell table:style-name="Tableau4.A1" office:value-type="string">
            <text:p text:style-name="P9"><text:span text:style-name="T5">Utilisateur du modèle réduit en boite noire, sans le connaître</text:span></text:p>
          </table:table-cell>
          <table:table-cell table:style-name="Tableau4.A1" office:value-type="string">
            <text:p text:style-name="P31"/>
            <text:p text:style-name="P11"/>
            <text:p text:style-name="P11"/>
          </table:table-cell>
        </table:table-row>
      </table:table>
      <text:p text:style-name="P7"/>
      <text:p text:style-name="P7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9"><text:span text:style-name="T7">Utilisateur connaissant le modèle complet et/ou la physique</text:span></text:p>
          </table:table-cell>
          <table:table-cell table:style-name="Tableau5.A1" office:value-type="string">
            <text:p text:style-name="P9"><text:span text:style-name="T5">Buts (en 1 phrase)</text:span></text:p>
          </table:table-cell>
        </table:table-row>
        <table:table-row table:style-name="Tableau5.1">
          <table:table-cell table:style-name="Tableau5.A1" office:value-type="string">
            <text:p text:style-name="P9"><text:span text:style-name="T5">Utilisateurs connaissant le modèle complet et/ou la physique représentée</text:span></text:p>
          </table:table-cell>
          <table:table-cell table:style-name="Tableau5.A1" office:value-type="string">
            <text:p text:style-name="P31"/>
            <text:p text:style-name="P11"/>
            <text:p text:style-name="P12">Calcul erreur</text:p>
          </table:table-cell>
        </table:table-row>
      </table:table>
      <text:p text:style-name="P7"/>
      <text:p text:style-name="P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9"><text:span text:style-name="T7">Utilisateurs sachant établir un modèle réduit</text:span></text:p>
          </table:table-cell>
          <table:table-cell table:style-name="Tableau6.A1" office:value-type="string">
            <text:p text:style-name="P9"><text:span text:style-name="T5">Buts (en 1 phrase)</text:span></text:p>
          </table:table-cell>
        </table:table-row>
        <table:table-row table:style-name="Tableau6.1">
          <table:table-cell table:style-name="Tableau6.A1" office:value-type="string">
            <text:p text:style-name="P9"><text:span text:style-name="T5">Utilisateurs sachant élaborer le modèle réduit à partir du modèle complet</text:span></text:p>
          </table:table-cell>
          <table:table-cell table:style-name="Tableau6.A1" office:value-type="string">
            <text:p text:style-name="P12">Améliorer la méthode de réduction </text:p>
          </table:table-cell>
        </table:table-row>
      </table:table>
      <text:p text:style-name="P7"/>
      <text:list xml:id="list182427200192624" text:continue-numbering="true" text:style-name="WWNum1">
        <text:list-item>
          <text:p text:style-name="P38"><text:span text:style-name="T5">Parmi ces buts, choisissez un « cas d’école », emblématique (ou du moins typique) de la pratique de la pratique de la réduction de modèle dans votre entité.</text:span></text:p>
        </text:list-item>
      </text:list>
      <text:p text:style-name="P39"/>
      <text:list xml:id="list182426418441292" text:continue-numbering="true" text:style-name="WWNum1">
        <text:list-item>
          <text:list>
            <text:list-item>
              <text:p text:style-name="P28"><text:span text:style-name="T5">Cocher les fonctionnalités génériques suivantes, listées lors du premier Hackathon, auxquelles votre cas serait susceptible de correspondre ou de faire appel :</text:span></text:p>
            </text:list-item>
          </text:list>
        </text:list-item>
      </text:list>
      <text:p text:style-name="Standard"><text:span text:style-name="T8">Utilisateur boîte noire</text:span></text:p>
      <text:p text:style-name="List_20_Paragraph"><text:span text:style-name="T9">☐</text:span><text:span text:style-name="T5"> </text:span><text:span text:style-name="T5">Usage d’un modèle réduit en plan d’expérience</text:span></text:p>
      <text:p text:style-name="List_20_Paragraph"><text:span text:style-name="T9">☐</text:span><text:span text:style-name="T5"> </text:span><text:span text:style-name="T5">Utilisation d’un modèle réduit avec des mesures in-situ (en laboratoire, sur site de production...)</text:span></text:p>
      <text:p text:style-name="List_20_Paragraph"><text:span text:style-name="T9">☐</text:span><text:span text:style-name="T5"> </text:span><text:span text:style-name="T5">Disposer d’un “clone digital” basé sur un modèle réduit</text:span></text:p>
      <text:p text:style-name="P30"><draw:control text:anchor-type="paragraph" draw:z-index="0" draw:name="Forme1" draw:style-name="gr1" draw:text-style-name="P44" svg:width="0.424cm" svg:height="0.371cm" svg:x="1.319cm" svg:y="-0.242cm" draw:control="control1"/><text:span text:style-name="T9">☒ </text:span><text:span text:style-name="T5">Générer un champ complet à partir d’un modèle réduit</text:span></text:p>
      <text:p text:style-name="P30"><draw:control text:anchor-type="paragraph" draw:z-index="1" draw:name="Forme1" draw:style-name="gr1" draw:text-style-name="P44" svg:width="0.424cm" svg:height="0.371cm" svg:x="1.319cm" svg:y="-0.28cm" draw:control="control2"/><text:span text:style-name="T9">☒ </text:span><text:span text:style-name="T5">Permettre la visualisation des résultats du modèle réduit</text:span></text:p>
      <text:p text:style-name="List_20_Paragraph"><text:span text:style-name="T9">☐</text:span><text:span text:style-name="T5"> </text:span><text:span text:style-name="T5">Archiver une liste de modèles réduits</text:span></text:p>
      <text:p text:style-name="List_20_Paragraph"><text:span text:style-name="T9">☐</text:span><text:span text:style-name="T5"> </text:span><text:span text:style-name="T5">Gérer une taille mémoire prescrite pour l’élaboration d’un modèle réduit</text:span></text:p>
      <text:p text:style-name="List_20_Paragraph"><text:span text:style-name="T9">☐</text:span><text:span text:style-name="T5"> </text:span><text:span text:style-name="T5">Couvrir avec un modèle réduit un sous-domaine d’usage du modèle haute fidélité</text:span></text:p>
      <text:p text:style-name="List_20_Paragraph"><text:span text:style-name="T9">☐</text:span><text:span text:style-name="T5"> </text:span><text:span text:style-name="T5">Garantir qu’un modèle réduit fonctionne de la même manière que le modèle haute fidélité sur un sous-domaine</text:span></text:p>
      <text:p text:style-name="List_20_Paragraph"><text:span text:style-name="T9">☐</text:span><text:span text:style-name="T5"> </text:span><text:span text:style-name="T5">Couplage spatial entre un modèle réduit et un modèle haute fidélité</text:span></text:p>
      <text:p text:style-name="Standard"><text:span text:style-name="T8">Utilisateur connaissant le modèle complet et/ou la physique</text:span></text:p>
      <text:p text:style-name="List_20_Paragraph"><text:span text:style-name="T9">☐</text:span><text:span text:style-name="T5"> </text:span><text:span text:style-name="T5">Création d’un modèle réduit pour effectuer un plan d’expérience (sans exigence de méthode particulière de réduction, mais avec un contrôle de sa fiabilité)</text:span></text:p>
      <text:p text:style-name="P30"><draw:control text:anchor-type="paragraph" draw:z-index="2" draw:name="Forme1" draw:style-name="gr1" draw:text-style-name="P44" svg:width="0.424cm" svg:height="0.371cm" svg:x="1.319cm" svg:y="-0.242cm" draw:control="control3"/><text:span text:style-name="T9">☒</text:span><text:span text:style-name="T5"> </text:span><text:span text:style-name="T5">Comparer un modèle réduit 1 avec un modèle haute fidélité 2</text:span></text:p>
      <text:p text:style-name="List_20_Paragraph"><text:span text:style-name="T9">☐</text:span><text:span text:style-name="T5"> </text:span><text:span text:style-name="T5">Optimisation de loi(s) de comportement sur structure complexe</text:span></text:p>
      <text:p text:style-name="List_20_Paragraph"><text:span text:style-name="T9">☐</text:span><text:span text:style-name="T5"> </text:span><text:span text:style-name="T5">Faire interagir un modèle réduit et des opérations de Data Science</text:span></text:p>
      <text:p text:style-name="Standard"><text:soft-page-break/><text:span text:style-name="T8">Utilisateurs sachant établir un modèle réduit</text:span></text:p>
      <text:p text:style-name="P40"><text:span text:style-name="T9">☐</text:span><text:span text:style-name="T5"> </text:span><text:span text:style-name="T5">Création d’un modèle réduit avec des informations provenant de mesures</text:span></text:p>
      <text:p text:style-name="P40"><text:span text:style-name="T9">☐</text:span><text:span text:style-name="T5"> </text:span><text:span text:style-name="T5">Déduire un modèle réduit 2 à partir d’un modèle réduit 1</text:span></text:p>
      <text:p text:style-name="P40"><text:span text:style-name="T9">☐</text:span><text:span text:style-name="T5"> </text:span><text:span text:style-name="T5">Permettre le calcul multi-échelles ou multi-physiques de systèmes représentés par des modèles réduits</text:span></text:p>
      <text:p text:style-name="P40"><text:span text:style-name="T9">☒</text:span><text:span text:style-name="T5"> </text:span><text:span text:style-name="T5">Permettre la visualisation du modèle réduit lui-même</text:span></text:p>
      <text:p text:style-name="P40"><text:span text:style-name="T9">☐</text:span><text:span text:style-name="T5"> </text:span><text:span text:style-name="T5">Construire un modèle réduit 3 en combinant deux modèles réduits 1 et 2</text:span></text:p>
      <text:p text:style-name="P41"><draw:control text:anchor-type="paragraph" draw:z-index="4" draw:name="Forme1" draw:style-name="gr1" draw:text-style-name="P44" svg:width="0.424cm" svg:height="0.371cm" svg:x="1.187cm" svg:y="0.261cm" draw:control="control5"/><text:span text:style-name="T9">☒</text:span><text:span text:style-name="T5"> </text:span><text:span text:style-name="T5">Évaluer l’intérêt de la démarche “Offline+Modèle réduit” par rapport à l’utilisation directe du modèle haute fidélité</text:span></text:p>
      <text:p text:style-name="P41"><text:span text:style-name="T9">☒ </text:span><text:span text:style-name="T5">Construire un modèle réduit lorsque le maillage (voire la géométrie) change entre les différents snapshots</text:span></text:p>
      <text:p text:style-name="P40"><draw:control text:anchor-type="paragraph" draw:z-index="3" draw:name="Forme1" draw:style-name="gr1" draw:text-style-name="P44" svg:width="0.424cm" svg:height="0.359cm" svg:x="1.346cm" svg:y="-0.019cm" draw:control="control4"/><text:span text:style-name="T5"> <text:s text:c="5"/></text:span><text:span text:style-name="T5">Utilisation de tous les calculs intermédiaires existants pour effectuer la réduction</text:span></text:p>
      <text:p text:style-name="P4"/>
      <text:list xml:id="list182427908124748" text:continue-numbering="true" text:style-name="WWNum1">
        <text:list-item>
          <text:list>
            <text:list-item>
              <text:p text:style-name="P28"><text:span text:style-name="T5">Si votre cas ne s’apparente à aucune des fonctionnalités ci-dessus, proposer une formulation générique de votre cas :</text:span></text:p>
            </text:list-item>
          </text:list>
        </text:list-item>
      </text:list>
      <text:p text:style-name="Standard"><text:span text:style-name="T5">………………………………………………………………………………………………………………………………………………</text:span></text:p>
      <text:p text:style-name="Standard"><text:span text:style-name="T5">………………………………………………………………………………………………………………………………………………</text:span></text:p>
      <text:p text:style-name="Standard"><text:span text:style-name="T5">………………………………………………………………………………………………………………………………………………</text:span></text:p>
      <text:list xml:id="list182426413754468" text:continue-numbering="true" text:style-name="WWNum1">
        <text:list-item>
          <text:p text:style-name="P42"><text:span text:style-name="T5">Décrivez votre cas d’usage en remplissant le tableau suivant (exemple en page …)</text:span></text:p>
        </text:list-item>
      </text:list>
      <text:p text:style-name="P2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9"><text:span text:style-name="T12">USE CASE #</text:span></text:p>
          </table:table-cell>
          <table:table-cell table:style-name="Tableau7.A1" table:number-columns-spanned="3" office:value-type="string">
            <text:p text:style-name="P9"><text:span text:style-name="T13">A</text:span><text:span text:style-name="T14">pply the online stage for the approximation of the solution of a parameter dependant Navier-Stokes equation</text:span></text:p>
          </table:table-cell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9"><text:span text:style-name="T18">Context of use</text:span></text:p>
          </table:table-cell>
          <table:table-cell table:style-name="Tableau7.A1" table:number-columns-spanned="3" office:value-type="string">
            <text:p text:style-name="P24"><text:span text:style-name="T13">Accelerate the convergence of NS FE scheme for turbulent flow with an approach based on a coarse mesh</text:span></text:p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9"><text:span text:style-name="T18">Scope</text:span></text:p>
          </table:table-cell>
          <table:table-cell table:style-name="Tableau7.A1" table:number-columns-spanned="3" office:value-type="string">
            <text:p text:style-name="P24"><text:span text:style-name="T13">The online component of Mordicus library</text:span></text:p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9"><text:span text:style-name="T18">Level</text:span></text:p>
          </table:table-cell>
          <table:table-cell table:style-name="Tableau7.A1" table:number-columns-spanned="3" office:value-type="string">
            <text:p text:style-name="P9"><text:span text:style-name="T16">Primary task</text:span></text:p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9"><text:span text:style-name="T18">Primary actor</text:span></text:p>
          </table:table-cell>
          <table:table-cell table:style-name="Tableau7.A1" table:number-columns-spanned="3" office:value-type="string">
            <text:p text:style-name="P24"><text:span text:style-name="T16">Black-box user / User with knowledge of physics</text:span></text:p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9"><text:span text:style-name="T18">Stakeholder &amp; Interests</text:span></text:p>
          </table:table-cell>
          <table:table-cell table:style-name="Tableau7.A1" table:number-columns-spanned="2" office:value-type="string">
            <text:p text:style-name="P9"><text:span text:style-name="T18">Stakeholder</text:span></text:p>
          </table:table-cell>
          <table:covered-table-cell/>
          <table:table-cell table:style-name="Tableau7.A1" office:value-type="string">
            <text:p text:style-name="P9"><text:span text:style-name="T18">Interest</text:span></text:p>
          </table:table-cell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table:number-columns-spanned="2" office:value-type="string">
            <text:p text:style-name="P24"><text:span text:style-name="T16">Black-box user </text:span></text:p>
          </table:table-cell>
          <table:covered-table-cell/>
          <table:table-cell table:style-name="Tableau7.A1" office:value-type="string">
            <text:p text:style-name="P9"><text:span text:style-name="T16"/></text:p>
            <text:p text:style-name="P15">Wants a clear output data</text:p>
          </table:table-cell>
        </table:table-row>
        <table:table-row table:style-name="Tableau7.1">
          <table:table-cell table:style-name="Tableau7.A8" office:value-type="string">
            <text:p text:style-name="P13"/>
          </table:table-cell>
          <table:table-cell table:style-name="Tableau7.A8" table:number-columns-spanned="2" office:value-type="string">
            <text:p text:style-name="P24"><text:span text:style-name="T16">User with knowledge of physics</text:span></text:p>
          </table:table-cell>
          <table:covered-table-cell/>
          <table:table-cell table:style-name="Tableau7.A8" office:value-type="string">
            <text:p text:style-name="P10"><text:span text:style-name="T16">wants a reduced-order model that behaves as the full-order one from his point of view</text:span></text:p>
          </table:table-cell>
        </table:table-row>
        <table:table-row table:style-name="Tableau7.1">
          <table:table-cell table:style-name="Tableau7.A1" office:value-type="string">
            <text:p text:style-name="P9"><text:span text:style-name="T18">Preconditions</text:span></text:p>
          </table:table-cell>
          <table:table-cell table:style-name="Tableau7.A1" table:number-columns-spanned="3" office:value-type="string">
            <text:p text:style-name="P24"><text:span text:style-name="T16">Data outputs for several parameters of the FOM on fine mesh</text:span></text:p>
            <text:list xml:id="list3755674494504427214" text:style-name="WWNum6">
              <text:list-item>
                <text:p text:style-name="P37"><text:span text:style-name="T16">Data outputs for one parameter for coarse mesh</text:span></text:p>
              </text:list-item>
              <text:list-item>
                <text:p text:style-name="P37"><text:span text:style-name="T16">Data outputs for several parameters for fine mesh </text:span></text:p>
              </text:list-item>
              <text:list-item>
                <text:p text:style-name="P37"><text:span text:style-name="T16">two meshes, one fine mesh and one coarse mesh</text:span></text:p>
                <text:p text:style-name="P43"><text:span text:style-name="T16"/></text:p>
              </text:list-item>
            </text:list>
            <text:p text:style-name="P35"/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9"><text:span text:style-name="T18">Success End Condition</text:span></text:p>
          </table:table-cell>
          <table:table-cell table:style-name="Tableau7.A1" table:number-columns-spanned="3" office:value-type="string">
            <text:p text:style-name="P24"><text:span text:style-name="T13">Approximation data is produced</text:span></text:p>
            <text:p text:style-name="P14"/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9"><text:span text:style-name="T18">Failed End Protection</text:span></text:p>
          </table:table-cell>
          <table:table-cell table:style-name="Tableau7.A1" table:number-columns-spanned="3" office:value-type="string">
            <text:p text:style-name="P24"><text:span text:style-name="T16">Process is stopped</text:span></text:p>
            <text:p text:style-name="P24"><text:span text:style-name="T16">User get informations about the failure</text:span></text:p>
            <text:p text:style-name="P14"/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9"><text:span text:style-name="T18">Trigger</text:span></text:p>
          </table:table-cell>
          <table:table-cell table:style-name="Tableau7.A1" table:number-columns-spanned="3" office:value-type="string">
            <text:p text:style-name="P9"><text:span text:style-name="T16">User enters the offline component of Mordicus while announcing this particular use of the library</text:span></text:p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9"><text:span text:style-name="T18">DESCRIPTION</text:span></text:p>
          </table:table-cell>
          <table:table-cell table:style-name="Tableau7.A1" office:value-type="string">
            <text:p text:style-name="P9"><text:span text:style-name="T18">Step</text:span></text:p>
          </table:table-cell>
          <table:table-cell table:style-name="Tableau7.A1" table:number-columns-spanned="2" office:value-type="string">
            <text:p text:style-name="P9"><text:span text:style-name="T18">Action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9"><text:span text:style-name="T16">1</text:span></text:p>
          </table:table-cell>
          <table:table-cell table:style-name="Tableau7.A1" table:number-columns-spanned="2" office:value-type="string">
            <text:p text:style-name="P24"><text:span text:style-name="T13">User : Fills user input data → 2 meshes </text:span></text:p>
            <text:p text:style-name="P24"><text:span text:style-name="T13"><text:s text:c="47"/>→ data input on fine mesh</text:span></text:p>
            <text:p text:style-name="P24"><text:span text:style-name="T13"><text:s text:c="47"/>→ data input on coarse mesh </text:span></text:p>
            <text:p text:style-name="P24"><text:span text:style-name="T13"><text:s text:c="47"/>Options : → Path for input files and output folder</text:span></text:p>
            <text:p text:style-name="P24"><text:span text:style-name="T13"><text:s text:c="64"/>→ Number of RB functions</text:span></text:p>
            <text:p text:style-name="P16"/>
          </table:table-cell>
          <table:covered-table-cell/>
        </table:table-row>
        <table:table-row table:style-name="Tableau7.1">
          <table:table-cell table:style-name="Tableau7.A1" office:value-type="string">
            <text:p text:style-name="P20"/>
          </table:table-cell>
          <table:table-cell table:style-name="Tableau7.A1" office:value-type="string">
            <text:p text:style-name="P9"><text:span text:style-name="T16">2</text:span></text:p>
          </table:table-cell>
          <table:table-cell table:style-name="Tableau7.A1" table:number-columns-spanned="2" office:value-type="string">
            <text:p text:style-name="P24"><text:span text:style-name="T13">User : Demands execution of the online phase</text:span></text:p>
            <text:p text:style-name="P16"/>
          </table:table-cell>
          <table:covered-table-cell/>
        </table:table-row>
        <table:table-row table:style-name="Tableau7.1">
          <table:table-cell table:style-name="Tableau7.A1" office:value-type="string">
            <text:p text:style-name="P20"/>
          </table:table-cell>
          <table:table-cell table:style-name="Tableau7.A1" office:value-type="string">
            <text:p text:style-name="P25">3</text:p>
          </table:table-cell>
          <table:table-cell table:style-name="Tableau7.A1" table:number-columns-spanned="2" office:value-type="string">
            <text:p text:style-name="P17"/>
            <text:p text:style-name="P18">System : Verifies if input data is well provided</text:p>
          </table:table-cell>
          <table:covered-table-cell/>
        </table:table-row>
        <table:table-row table:style-name="Tableau7.1">
          <table:table-cell table:style-name="Tableau7.A8" office:value-type="string">
            <text:p text:style-name="P20"/>
          </table:table-cell>
          <table:table-cell table:style-name="Tableau7.A8" office:value-type="string">
            <text:p text:style-name="P25">4</text:p>
          </table:table-cell>
          <table:table-cell table:style-name="Tableau7.A8" table:number-columns-spanned="2" office:value-type="string">
            <text:p text:style-name="P17"/>
            <text:p text:style-name="P18">System : <text:span text:style-name="T21">Apply POD → <text:s/>Result : Reduced basis</text:span></text:p>
          </table:table-cell>
          <table:covered-table-cell/>
        </table:table-row>
        <table:table-row table:style-name="Tableau7.1">
          <table:table-cell table:style-name="Tableau7.A8" office:value-type="string">
            <text:p text:style-name="P20"/>
          </table:table-cell>
          <table:table-cell table:style-name="Tableau7.A8" office:value-type="string">
            <text:p text:style-name="P25">5</text:p>
          </table:table-cell>
          <table:table-cell table:style-name="Tableau7.A8" table:number-columns-spanned="2" office:value-type="string">
            <text:p text:style-name="P19">System : Does a projection of the coarse data on the fine mesh</text:p>
          </table:table-cell>
          <table:covered-table-cell/>
        </table:table-row>
        <table:table-row table:style-name="Tableau7.1">
          <table:table-cell table:style-name="Tableau7.A8" office:value-type="string">
            <text:p text:style-name="P20"/>
          </table:table-cell>
          <table:table-cell table:style-name="Tableau7.A8" office:value-type="string">
            <text:p text:style-name="P25">6</text:p>
          </table:table-cell>
          <table:table-cell table:style-name="Tableau7.A8" table:number-columns-spanned="2" office:value-type="string">
            <text:p text:style-name="P19">System : Compute the approximation </text:p>
          </table:table-cell>
          <table:covered-table-cell/>
        </table:table-row>
        <table:table-row table:style-name="Tableau7.1">
          <table:table-cell table:style-name="Tableau7.A8" office:value-type="string">
            <text:p text:style-name="P20"/>
          </table:table-cell>
          <table:table-cell table:style-name="Tableau7.A8" office:value-type="string">
            <text:p text:style-name="P25">7</text:p>
          </table:table-cell>
          <table:table-cell table:style-name="Tableau7.A8" table:number-columns-spanned="2" office:value-type="string">
            <text:p text:style-name="P19">System : Return the solution at the localisation specified</text:p>
          </table:table-cell>
          <table:covered-table-cell/>
        </table:table-row>
        <table:table-row table:style-name="Tableau7.1">
          <table:table-cell table:style-name="Tableau7.A8" office:value-type="string">
            <text:p text:style-name="P20"/>
          </table:table-cell>
          <table:table-cell table:style-name="Tableau7.A8" office:value-type="string">
            <text:p text:style-name="P9"><text:span text:style-name="T16">3</text:span></text:p>
          </table:table-cell>
          <table:table-cell table:style-name="Tableau7.A8" table:number-columns-spanned="2" office:value-type="string">
            <text:p text:style-name="P16"/>
            <text:p text:style-name="P24"><text:span text:style-name="T13">System : </text:span><text:span text:style-name="T15">notifies use of completion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9"><text:span text:style-name="T18">EXTENSIONS</text:span></text:p>
          </table:table-cell>
          <table:table-cell table:style-name="Tableau7.A1" office:value-type="string">
            <text:p text:style-name="P9"><text:span text:style-name="T18">Step</text:span></text:p>
          </table:table-cell>
          <table:table-cell table:style-name="Tableau7.A1" table:number-columns-spanned="2" office:value-type="string">
            <text:p text:style-name="P9"><text:span text:style-name="T18">Branching Action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9"><text:span text:style-name="T17">3</text:span><text:span text:style-name="T16">a</text:span></text:p>
          </table:table-cell>
          <table:table-cell table:style-name="Tableau7.A1" table:number-columns-spanned="2" office:value-type="string">
            <text:p text:style-name="P25"><text:span text:style-name="T13">Submitted data incomplete </text:span></text:p>
            <text:p text:style-name="P25"><text:span text:style-name="T13">Ask missing data from the user</text:span></text:p>
          </table:table-cell>
          <table:covered-table-cell/>
        </table:table-row>
        <table:table-row table:style-name="Tableau7.1">
          <table:table-cell table:style-name="Tableau7.A8" office:value-type="string">
            <text:p text:style-name="P13"/>
          </table:table-cell>
          <table:table-cell table:style-name="Tableau7.A8" office:value-type="string">
            <text:p text:style-name="P25">3b</text:p>
          </table:table-cell>
          <table:table-cell table:style-name="Tableau7.A8" table:number-columns-spanned="2" office:value-type="string">
            <text:p text:style-name="P25">Wrong file path : exit</text:p>
          </table:table-cell>
          <table:covered-table-cell/>
        </table:table-row>
        <table:table-row table:style-name="Tableau7.1">
          <table:table-cell table:style-name="Tableau7.A8" office:value-type="string">
            <text:p text:style-name="P13"/>
          </table:table-cell>
          <table:table-cell table:style-name="Tableau7.A8" office:value-type="string">
            <text:p text:style-name="P25">3c</text:p>
          </table:table-cell>
          <table:table-cell table:style-name="Tableau7.A8" table:number-columns-spanned="2" office:value-type="string">
            <text:p text:style-name="P25">Size are incoherent between meshes and input data. Exit</text:p>
          </table:table-cell>
          <table:covered-table-cell/>
        </table:table-row>
        <text:soft-page-break/>
        <table:table-row table:style-name="Tableau7.1">
          <table:table-cell table:style-name="Tableau7.A8" office:value-type="string">
            <text:p text:style-name="P13"/>
          </table:table-cell>
          <table:table-cell table:style-name="Tableau7.A8" office:value-type="string">
            <text:p text:style-name="P25">7a</text:p>
          </table:table-cell>
          <table:table-cell table:style-name="Tableau7.A8" table:number-columns-spanned="2" office:value-type="string">
            <text:p text:style-name="P25">Invalid path : put the solution in the current folder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9"><text:span text:style-name="T18">I/O VARIATIONS</text:span></text:p>
          </table:table-cell>
          <table:table-cell table:style-name="Tableau7.A1" office:value-type="string">
            <text:p text:style-name="P13"/>
          </table:table-cell>
          <table:table-cell table:style-name="Tableau7.A1" table:number-columns-spanned="2" office:value-type="string">
            <text:p text:style-name="P9"><text:span text:style-name="T18">Branching Action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9"><text:span text:style-name="T16">1</text:span></text:p>
          </table:table-cell>
          <table:table-cell table:style-name="Tableau7.A1" table:number-columns-spanned="2" office:value-type="string">
            <text:p text:style-name="P9"><text:span text:style-name="T13"/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9"><text:span text:style-name="T18">RELATED INFORMATION</text:span></text:p>
          </table:table-cell>
          <table:table-cell table:style-name="Tableau7.A1" office:value-type="string">
            <text:p text:style-name="P13"/>
          </table:table-cell>
          <table:table-cell table:style-name="Tableau7.A1" table:number-columns-spanned="2" office:value-type="string">
            <text:p text:style-name="P9"><text:span text:style-name="T16">&lt;list here related documentation to this use case, and whether or not you are ready to make it available to other members of Mordicus&gt;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4"/>
          </table:table-cell>
          <table:table-cell table:style-name="Tableau7.A1" table:number-columns-spanned="2" office:value-type="string">
            <text:p text:style-name="P9"><text:span text:style-name="T13"/></text:p>
          </table:table-cell>
          <table:covered-table-cell/>
        </table:table-row>
      </table:table>
      <text:p text:style-name="P4"/>
      <text:p text:style-name="P4"/>
      <text:p text:style-name="P26"><text:span text:style-name="T11">Exemple (sous forme de tableau)</text:span></text:p>
      <text:p text:style-name="P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9"><text:span text:style-name="T12">USE CASE #</text:span><text:span text:style-name="T3">EDF.01</text:span></text:p>
          </table:table-cell>
          <table:table-cell table:style-name="Tableau8.A1" table:number-columns-spanned="3" office:value-type="string">
            <text:p text:style-name="P9"><text:span text:style-name="T4">Apply the offline stage for a linear parametric parabolic problem</text:span>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9"><text:span text:style-name="T18">Context of use</text:span></text:p>
          </table:table-cell>
          <table:table-cell table:style-name="Tableau8.A1" table:number-columns-spanned="3" office:value-type="string">
            <text:p text:style-name="P9"><text:span text:style-name="T4">Expert user establishes the needed autonomous data structure for running a reduced-order simulation of a parametric parabolic problem, with operators linearly dependent of the parameters and the state. For instance, a linear transient thermal analysis with an explicit parameter variation of the conductivity, capacity or exchange coefficient falls into this case.</text:span></text:p>
            <text:p text:style-name="P14"/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9"><text:span text:style-name="T18">Scope</text:span></text:p>
          </table:table-cell>
          <table:table-cell table:style-name="Tableau8.A1" table:number-columns-spanned="3" office:value-type="string">
            <text:p text:style-name="P9"><text:span text:style-name="T4">The offline component of Mordicus library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9"><text:span text:style-name="T18">Level</text:span></text:p>
          </table:table-cell>
          <table:table-cell table:style-name="Tableau8.A1" table:number-columns-spanned="3" office:value-type="string">
            <text:p text:style-name="P9"><text:span text:style-name="T4">Primary Task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9"><text:span text:style-name="T18">Primary actor</text:span></text:p>
          </table:table-cell>
          <table:table-cell table:style-name="Tableau8.A1" table:number-columns-spanned="3" office:value-type="string">
            <text:p text:style-name="P9"><text:span text:style-name="T4">User with knowledge of reduced-order modelling techniques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9"><text:span text:style-name="T18">Stakeholder &amp; Interests</text:span></text:p>
          </table:table-cell>
          <table:table-cell table:style-name="Tableau8.A1" table:number-columns-spanned="2" office:value-type="string">
            <text:p text:style-name="P9"><text:span text:style-name="T18">Stakeholder</text:span></text:p>
          </table:table-cell>
          <table:covered-table-cell/>
          <table:table-cell table:style-name="Tableau8.A1" office:value-type="string">
            <text:p text:style-name="P9"><text:span text:style-name="T18">Interest</text:span></text:p>
          </table:table-cell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table:number-columns-spanned="2" office:value-type="string">
            <text:p text:style-name="P9"><text:span text:style-name="T4">User of a reduced-order model in his field</text:span></text:p>
          </table:table-cell>
          <table:covered-table-cell/>
          <table:table-cell table:style-name="Tableau8.A1" office:value-type="string">
            <text:p text:style-name="P9"><text:span text:style-name="T4">wants a reduced-order model that behaves as the full-order one from his point of view; <text:line-break/>wants clear and direct access to varying parameters and physical case description (for control)</text:span></text:p>
            <text:p text:style-name="P14"/>
          </table:table-cell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table:number-columns-spanned="2" office:value-type="string">
            <text:p text:style-name="P9"><text:span text:style-name="T4">Developer of a leightweight field-specific application</text:span></text:p>
          </table:table-cell>
          <table:covered-table-cell/>
          <table:table-cell table:style-name="Tableau8.A1" office:value-type="string">
            <text:p text:style-name="P9"><text:span text:style-name="T4">wants an clear and portable output data structure with minimal software dependencies </text:span></text:p>
            <text:p text:style-name="P21"/>
          </table:table-cell>
        </table:table-row>
        <table:table-row table:style-name="Tableau8.1">
          <table:table-cell table:style-name="Tableau8.A1" office:value-type="string">
            <text:p text:style-name="P9"><text:span text:style-name="T18">Preconditions</text:span></text:p>
          </table:table-cell>
          <table:table-cell table:style-name="Tableau8.A1" table:number-columns-spanned="3" office:value-type="string">
            <text:p text:style-name="P9"><text:span text:style-name="T4">Have available:</text:span></text:p>
            <text:list xml:id="list3635246724066355307" text:style-name="WWNum7">
              <text:list-item>
                <text:p text:style-name="P34"><text:span text:style-name="T4">a nominal full-order case of study of a phenomenon governed by parabolic equations</text:span></text:p>
              </text:list-item>
              <text:list-item>
                <text:p text:style-name="P34"><text:span text:style-name="T4">its result fields for all targeted time steps at least one parameter value, possibly in different folders but in the same filesystem</text:span></text:p>
              </text:list-item>
              <text:list-item>
                <text:p text:style-name="P34"><text:span text:style-name="T4">pre-computed full-order operators : C (unit “capacity” matrix), K (unit “conductivity” matrix), f (unit “source” right-hand side vector), fb (unit “Robin condition” right-hand side vector, zone-wise on the border), Kd (unit “Robin condition” right-hand side matrix, zone-wise on the border). Each right-hand side vector is accompanied by one time-evolution file</text:span></text:p>
              </text:list-item>
            </text:list>
            <text:p text:style-name="P32"><text:span text:style-name="T16"><text:s text:c="2"/>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9"><text:span text:style-name="T18">Success End Condition</text:span></text:p>
          </table:table-cell>
          <table:table-cell table:style-name="Tableau8.A1" table:number-columns-spanned="3" office:value-type="string">
            <text:p text:style-name="P9"><text:span text:style-name="T4">The expected autonomous data structure was produced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9"><text:span text:style-name="T18">Failed End Protection</text:span></text:p>
          </table:table-cell>
          <table:table-cell table:style-name="Tableau8.A1" table:number-columns-spanned="3" office:value-type="string">
            <text:p text:style-name="P9"><text:span text:style-name="T4">Only the responsible process is stopped. User gets informed about missing or erroneous input data, or algorithm configuration at failure</text:span></text:p>
            <text:p text:style-name="P14"/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9"><text:span text:style-name="T18">Trigger</text:span></text:p>
          </table:table-cell>
          <table:table-cell table:style-name="Tableau8.A1" table:number-columns-spanned="3" office:value-type="string">
            <text:p text:style-name="P9"><text:span text:style-name="T4">User enters the offline component of Mordicus while announcing a parabolic problem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9"><text:span text:style-name="T18">DESCRIPTION</text:span></text:p>
          </table:table-cell>
          <table:table-cell table:style-name="Tableau8.A1" office:value-type="string">
            <text:p text:style-name="P9"><text:span text:style-name="T18">Step</text:span></text:p>
          </table:table-cell>
          <table:table-cell table:style-name="Tableau8.A1" table:number-columns-spanned="2" office:value-type="string">
            <text:p text:style-name="P9"><text:span text:style-name="T18">Action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9"><text:span text:style-name="T16">1</text:span></text:p>
          </table:table-cell>
          <table:table-cell table:style-name="Tableau8.A1" table:number-columns-spanned="2" office:value-type="string">
            <text:p text:style-name="P9"><text:span text:style-name="T4">User: fills user input for the offline stage</text:span></text:p>
            <text:p text:style-name="P9"><text:span text:style-name="T4">Demanded input data: parameter values (at least one) and a path to one time-history result file for each; pre-computed operators C, K as path to different files; truncation criterion; path for output data structure</text:span></text:p>
            <text:p text:style-name="P9"><text:span text:style-name="T4">Optional input data: f and fb with their time-evolution files; Kb (zones should be consistent); format for the description of the operators in the output data structure (one of ‘MED’, ‘numpy’… numpy is default); format for time-evolution files (csv…); path for log files of the offline phase (for diagnosis); capacity, conductivity or exchange coefficients if fixed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9"><text:span text:style-name="T16">2</text:span></text:p>
          </table:table-cell>
          <table:table-cell table:style-name="Tableau8.A1" table:number-columns-spanned="2" office:value-type="string">
            <text:p text:style-name="P9"><text:span text:style-name="T4">User : demands execution of the offline phase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9"><text:span text:style-name="T16">3</text:span></text:p>
          </table:table-cell>
          <table:table-cell table:style-name="Tableau8.A1" table:number-columns-spanned="2" office:value-type="string">
            <text:p text:style-name="P9"><text:span text:style-name="T4">System : verifies that input data is provided and valid. Extracts initial state from provided results.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9"><text:span text:style-name="T16">4</text:span></text:p>
          </table:table-cell>
          <table:table-cell table:style-name="Tableau8.A1" table:number-columns-spanned="2" office:value-type="string">
            <text:p text:style-name="P9"><text:span text:style-name="T4">System : applies the progressive RB algo (greedy selection, appeals to incremental </text:span><text:soft-page-break/><text:span text:style-name="T4">SVD only), produces a reduced-order basis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9"><text:span text:style-name="T16">5</text:span></text:p>
          </table:table-cell>
          <table:table-cell table:style-name="Tableau8.A1" table:number-columns-spanned="2" office:value-type="string">
            <text:p text:style-name="P9"><text:span text:style-name="T4">System : produces compressed operators for unitary M, C, f and initial state vector f0 by algebraic projection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9"><text:span text:style-name="T16">6</text:span></text:p>
          </table:table-cell>
          <table:table-cell table:style-name="Tableau8.A1" table:number-columns-spanned="2" office:value-type="string">
            <text:p text:style-name="P9"><text:span text:style-name="T4">System : packs the following into an output data structure: compressed operators, time-evolutions, fixed coefficients, and either links to high-fidelity file results or assumed mesh and time discretization. Writes it to a file at the location specified by the user.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9"><text:span text:style-name="T16">7</text:span></text:p>
          </table:table-cell>
          <table:table-cell table:style-name="Tableau8.A1" table:number-columns-spanned="2" office:value-type="string">
            <text:p text:style-name="P9"><text:span text:style-name="T4">System : notifies use of completion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9"><text:span text:style-name="T18">EXTENSIONS</text:span></text:p>
          </table:table-cell>
          <table:table-cell table:style-name="Tableau8.A1" office:value-type="string">
            <text:p text:style-name="P9"><text:span text:style-name="T18">Step</text:span></text:p>
          </table:table-cell>
          <table:table-cell table:style-name="Tableau8.A1" table:number-columns-spanned="2" office:value-type="string">
            <text:p text:style-name="P9"><text:span text:style-name="T18">Branching Action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9"><text:span text:style-name="T4">3a</text:span></text:p>
          </table:table-cell>
          <table:table-cell table:style-name="Tableau8.A1" table:number-columns-spanned="2" office:value-type="string">
            <text:p text:style-name="P9"><text:span text:style-name="T4">Submitted data is incomplete (some required input is not provided) : <text:line-break/>ask missing data from the user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9"><text:span text:style-name="T4">3b</text:span></text:p>
          </table:table-cell>
          <table:table-cell table:style-name="Tableau8.A1" table:number-columns-spanned="2" office:value-type="string">
            <text:p text:style-name="P9"><text:span text:style-name="T4">Submitted data is erroneous due to wrong file path:</text:span></text:p>
            <text:p text:style-name="P9"><text:span text:style-name="T4">Inform user of erroneous file path, save existing input data, clean exit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9"><text:span text:style-name="T4">3c</text:span></text:p>
          </table:table-cell>
          <table:table-cell table:style-name="Tableau8.A1" table:number-columns-spanned="2" office:value-type="string">
            <text:p text:style-name="P9"><text:span text:style-name="T4">Not all provided results refer to the same mesh or zones of provided operators Kd, fd are not consistent :</text:span></text:p>
            <text:p text:style-name="P9"><text:span text:style-name="T4">Inform user and clean exit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9"><text:span text:style-name="T4">3d</text:span></text:p>
          </table:table-cell>
          <table:table-cell table:style-name="Tableau8.A1" table:number-columns-spanned="2" office:value-type="string">
            <text:p text:style-name="P9"><text:span text:style-name="T4">Time-history of the input computation results are not consistent with each other or with the provided time-evolutions :</text:span></text:p>
            <text:p text:style-name="P9"><text:span text:style-name="T4">Inform user and clean exit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9"><text:span text:style-name="T4">4a</text:span></text:p>
          </table:table-cell>
          <table:table-cell table:style-name="Tableau8.A1" table:number-columns-spanned="2" office:value-type="string">
            <text:p text:style-name="P9"><text:span text:style-name="T4">Dimensions of input results are not compatible :</text:span></text:p>
            <text:p text:style-name="P9"><text:span text:style-name="T4">Inform user of responsible files and time steps, exit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9"><text:span text:style-name="T4">5a</text:span></text:p>
          </table:table-cell>
          <table:table-cell table:style-name="Tableau8.A1" table:number-columns-spanned="2" office:value-type="string">
            <text:p text:style-name="P9"><text:span text:style-name="T4">Incompatible size error occurs on the projection:</text:span></text:p>
            <text:p text:style-name="P9"><text:span text:style-name="T4">Inform the user of the nature of the responsible matrices/vectors, exit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22"/>
          </table:table-cell>
          <table:table-cell table:style-name="Tableau8.A1" office:value-type="string">
            <text:p text:style-name="P9"><text:span text:style-name="T4">6a</text:span></text:p>
          </table:table-cell>
          <table:table-cell table:style-name="Tableau8.A1" table:number-columns-spanned="2" office:value-type="string">
            <text:p text:style-name="P9"><text:span text:style-name="T4">Invalid or taken output file location:</text:span></text:p>
            <text:p text:style-name="P9"><text:span text:style-name="T4">Generate valid file path, save there, inform user, continue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9"><text:span text:style-name="T18">I/O VARIATIONS</text:span></text:p>
          </table:table-cell>
          <table:table-cell table:style-name="Tableau8.A1" office:value-type="string">
            <text:p text:style-name="P13"/>
          </table:table-cell>
          <table:table-cell table:style-name="Tableau8.A1" table:number-columns-spanned="2" office:value-type="string">
            <text:p text:style-name="P9"><text:span text:style-name="T18">Branching Action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9"><text:span text:style-name="T4">3</text:span></text:p>
          </table:table-cell>
          <table:table-cell table:style-name="Tableau8.A1" table:number-columns-spanned="2" office:value-type="string">
            <text:p text:style-name="P9"><text:span text:style-name="T4">I/O variation: Initial state may be given explicitly by the user if not present in the initial results</text:span></text:p>
          </table:table-cell>
          <table:covered-table-cell/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MT1" style:family="text">
      <style:text-properties fo:color="#ff9900" style:font-name-asian="Times New Roman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2 - Restricted</text:span><text:bookmark text:name="TITUS1HeaderPrimary"/></text:p>
        <text:p text:style-name="Header"/>
      </style:header>
      <style:header-left>
        <text:p text:style-name="MP1"><text:span text:style-name="MT1">C2 - Restricted</text:span><text:bookmark text:name="TITUS1HeaderEvenPages"/></text:p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>
      <style:header>
        <text:p text:style-name="MP1"><text:span text:style-name="MT1">C2 - Restricted</text:span><text:bookmark text:name="TITUS1HeaderFirstPage"/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TE GUILHEM</meta:initial-creator>
    <meta:editing-cycles>15</meta:editing-cycles>
    <meta:print-date>2019-01-31T08:33:00</meta:print-date>
    <meta:creation-date>2019-01-31T09:04:00</meta:creation-date>
    <dc:date>2019-02-25T18:24:25.909361243</dc:date>
    <meta:editing-duration>PT36M56S</meta:editing-duration>
    <meta:generator>LibreOffice/5.1.6.2$Linux_X86_64 LibreOffice_project/10m0$Build-2</meta:generator>
    <meta:document-statistic meta:table-count="8" meta:image-count="0" meta:object-count="0" meta:page-count="7" meta:paragraph-count="211" meta:word-count="1642" meta:character-count="10496" meta:non-whitespace-character-count="8856"/>
    <meta:user-defined meta:name="AppVersion">14.0000</meta:user-defined>
    <meta:user-defined meta:name="Company">EDF</meta:user-defined>
    <meta:user-defined meta:name="Confidentiality">C2</meta:user-defined>
    <meta:user-defined meta:name="DocSecurity" meta:value-type="float">0</meta:user-defined>
    <meta:user-defined meta:name="ExportControl" meta:value-type="string"/>
    <meta:user-defined meta:name="HyperlinksChanged" meta:value-type="boolean">false</meta:user-defined>
    <meta:user-defined meta:name="LinksUpToDate" meta:value-type="boolean">false</meta:user-defined>
    <meta:user-defined meta:name="NationalSecret" meta:value-type="string">NONS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e3ec0ec0-9cd5-4b60-9337-83ac54cf6c9f</meta:user-defined>
    <meta:template xlink:type="simple" xlink:actuate="onRequest" xlink:title="Normal.dotm" xlink:href=""/>
  </office:meta>
</office:document-meta>
</file>